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3.10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rushing-anim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5:11:2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393" calcext:value-type="float">
            <text:p>0.3393</text:p>
          </table:table-cell>
          <table:table-cell office:value-type="float" office:value="19.2537" calcext:value-type="float">
            <text:p>19.2537</text:p>
          </table:table-cell>
          <table:table-cell office:value-type="float" office:value="0.9584" calcext:value-type="float">
            <text:p>0.9584</text:p>
          </table:table-cell>
          <table:table-cell table:style-name="ce2" office:value-type="float" office:value="0.6545" calcext:value-type="float">
            <text:p>0.65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12:01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1" calcext:value-type="float">
            <text:p>0.31</text:p>
          </table:table-cell>
          <table:table-cell office:value-type="float" office:value="19.1718" calcext:value-type="float">
            <text:p>19.1718</text:p>
          </table:table-cell>
          <table:table-cell office:value-type="float" office:value="0.9422" calcext:value-type="float">
            <text:p>0.9422</text:p>
          </table:table-cell>
          <table:table-cell office:value-type="float" office:value="0.6837" calcext:value-type="float">
            <text:p>0.68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12:14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307" calcext:value-type="float">
            <text:p>0.3307</text:p>
          </table:table-cell>
          <table:table-cell office:value-type="float" office:value="19.1921" calcext:value-type="float">
            <text:p>19.1921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6638" calcext:value-type="float">
            <text:p>0.66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12:24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079" calcext:value-type="float">
            <text:p>0.3079</text:p>
          </table:table-cell>
          <table:table-cell office:value-type="float" office:value="19.271" calcext:value-type="float">
            <text:p>19.271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6867" calcext:value-type="float">
            <text:p>0.68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12:34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345" calcext:value-type="float">
            <text:p>0.3345</text:p>
          </table:table-cell>
          <table:table-cell office:value-type="float" office:value="19.1432" calcext:value-type="float">
            <text:p>19.1432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6608" calcext:value-type="float">
            <text:p>0.66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12:43</text:p>
          </table:table-cell>
          <table:table-cell table:style-name="ce2"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table:style-name="ce2" office:value-type="float" office:value="0.3376" calcext:value-type="float">
            <text:p>0.3376</text:p>
          </table:table-cell>
          <table:table-cell table:style-name="ce2" office:value-type="float" office:value="19.3766" calcext:value-type="float">
            <text:p>19.3766</text:p>
          </table:table-cell>
          <table:table-cell office:value-type="float" office:value="0.9559" calcext:value-type="float">
            <text:p>0.9559</text:p>
          </table:table-cell>
          <table:table-cell office:value-type="float" office:value="0.6566" calcext:value-type="float">
            <text:p>0.65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5:15:23.181737071</dc:date>
    <meta:editing-duration>PT2M16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